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c13" officeooo:paragraph-rsid="0014bc13"/>
    </style:style>
    <style:style style:name="P2" style:family="paragraph" style:parent-style-name="Standard">
      <style:text-properties officeooo:rsid="0015c396" officeooo:paragraph-rsid="0015c396"/>
    </style:style>
    <style:style style:name="P3" style:family="paragraph" style:parent-style-name="Standard">
      <style:text-properties officeooo:rsid="001631b4" officeooo:paragraph-rsid="00163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gned 16 bit pcm little endian</text:p>
      <text:p text:style-name="P1">48000</text:p>
      <text:p text:style-name="P1">8 channels</text:p>
      <text:p text:style-name="P1"/>
      <text:p text:style-name="P2">trame = 1024 octets de data + timestamp</text:p>
      <text:p text:style-name="P2"/>
      <text:p text:style-name="P2"/>
      <text:p text:style-name="P2">créer une structure de données « trame »</text:p>
      <text:p text:style-name="P2"/>
      <text:p text:style-name="P2"/>
      <text:p text:style-name="P2">struct trame{</text:p>
      <text:p text:style-name="P2"><text:tab/>unsigned int time ;</text:p>
      <text:p text:style-name="P2"><text:tab/>signed short [Nsample] ;</text:p>
      <text:p text:style-name="P2">}</text:p>
      <text:p text:style-name="P2"/>
      <text:p text:style-name="P2"/>
      <text:p text:style-name="P2"/>
      <text:p text:style-name="P2">créer un buufer de donnees pis un buffer de data</text:p>
      <text:p text:style-name="P2"/>
      <text:p text:style-name="P3">interpollation lineaire :</text:p>
      <text:p text:style-name="P3"/>
      <text:p text:style-name="P3">decimation : filtre passe bas + down</text:p>
      <text:p text:style-name="P3"/>
      <text:p text:style-name="P3">interpollation : up + filtre passe ba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5:43:14.167767959</meta:creation-date>
    <meta:editing-duration>PT2H6M6S</meta:editing-duration>
    <meta:editing-cycles>2</meta:editing-cycles>
    <meta:generator>LibreOffice/4.2.7.2$Linux_X86_64 LibreOffice_project/420m0$Build-2</meta:generator>
    <dc:date>2014-12-08T18:04:24.661209208</dc:date>
    <meta:document-statistic meta:table-count="0" meta:image-count="0" meta:object-count="0" meta:page-count="1" meta:paragraph-count="13" meta:word-count="63" meta:character-count="331" meta:non-whitespace-character-count="279"/>
  </office:meta>
</office:document-meta>
</file>